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E20000010DDBADEE4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653cm" fo:margin-left="-1.517cm" fo:margin-right="0.009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0.239cm" style:rel-column-width="35974*"/>
    </style:style>
    <style:style style:name="Table1.B" style:family="table-column">
      <style:table-column-properties style:column-width="8.414cm" style:rel-column-width="29561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au1" style:family="table">
      <style:table-properties style:width="16.115cm" fo:margin-left="1.434cm" fo:margin-right="0.91cm" table:align="margins"/>
    </style:style>
    <style:style style:name="Tableau1.A" style:family="table-column">
      <style:table-column-properties style:column-width="9.416cm" style:rel-column-width="38294*"/>
    </style:style>
    <style:style style:name="Tableau1.B" style:family="table-column">
      <style:table-column-properties style:column-width="6.699cm" style:rel-column-width="27241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1pt" style:font-size-asian="11pt" style:font-size-complex="11pt"/>
    </style:style>
    <style:style style:name="P2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3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1" fo:font-size="20pt" fo:font-style="normal" style:font-size-asian="20pt" style:font-style-asian="normal" style:font-size-complex="20pt" style:font-style-complex="normal"/>
    </style:style>
    <style:style style:name="P4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size-asian="11pt" style:font-size-complex="11pt"/>
    </style:style>
    <style:style style:name="P5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6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7pt" style:font-size-asian="7pt" style:font-size-complex="7pt"/>
    </style:style>
    <style:style style:name="P7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1" fo:font-size="6pt" fo:font-style="normal" style:font-size-asian="6pt" style:font-style-asian="normal" style:font-size-complex="6pt" style:font-style-complex="normal"/>
    </style:style>
    <style:style style:name="P8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1" fo:font-size="11pt" fo:font-style="normal" style:font-size-asian="11pt" style:font-style-asian="normal" style:font-size-complex="11pt" style:font-style-complex="normal"/>
    </style:style>
    <style:style style:name="P9" style:family="paragraph" style:parent-style-name="Text_20_body">
      <style:paragraph-properties fo:margin-left="0cm" fo:margin-right="-0.437cm" fo:margin-top="0cm" fo:margin-bottom="0cm" fo:text-indent="0cm" style:auto-text-indent="false"/>
      <style:text-properties style:font-name="Gill Sans MT_CCJU1" fo:font-size="8pt" fo:font-weight="normal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size-asian="11pt" style:font-size-complex="11pt"/>
    </style:style>
    <style:style style:name="P11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12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8pt" style:font-size-asian="8pt" style:font-size-complex="8pt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style:font-name="Gill Sans MT_CCJU1" fo:font-size="8pt" style:font-size-asian="8pt" style:font-size-complex="8pt"/>
    </style:style>
    <style:style style:name="P15" style:family="paragraph" style:parent-style-name="Text_20_body">
      <style:paragraph-properties fo:margin-top="0cm" fo:margin-bottom="0cm"/>
      <style:text-properties style:font-name="Gill Sans MT_CCJU1" fo:font-size="7pt" style:font-size-asian="7pt" style:font-size-complex="7pt"/>
    </style:style>
    <style:style style:name="P1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7pt" style:font-size-asian="7pt" style:font-size-complex="7pt"/>
    </style:style>
    <style:style style:name="P17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0pt" style:font-size-asian="10pt" style:font-size-complex="10pt"/>
    </style:style>
    <style:style style:name="T1" style:family="text">
      <style:text-properties style:font-name="Gill Sans MT_CCJU1" fo:font-size="8pt" style:font-size-asian="8pt" style:font-size-complex="8pt"/>
    </style:style>
    <style:style style:name="T2" style:family="text">
      <style:text-properties style:font-name="Gill Sans MT_CCJU1" fo:font-size="8pt" style:font-name-asian="Gill Sans MT_CCJU1" style:font-size-asian="8pt" style:font-name-complex="Gill Sans MT_CCJU1" style:font-size-complex="8pt"/>
    </style:style>
    <style:style style:name="T3" style:family="text">
      <style:text-properties style:font-name-asian="Gill Sans MT_CCJU1" style:font-name-complex="Gill Sans MT_CCJU1"/>
    </style:style>
    <style:style style:name="T4" style:family="text">
      <style:text-properties fo:color="#000000" style:font-name="Gill Sans MT_CCJU1" fo:font-size="8pt" style:font-name-asian="Gill Sans MT_CCJU1" style:font-size-asian="8pt" style:font-name-complex="Gill Sans MT_CCJU1" style:font-size-complex="8pt"/>
    </style:style>
    <style:style style:name="T5" style:family="text">
      <style:text-properties fo:color="#000000" style:font-name="Gill Sans MT_CCJU1" fo:font-size="8pt" style:text-underline-style="none" style:font-size-asian="8pt" style:font-size-complex="8pt"/>
    </style:style>
    <style:style style:name="T6" style:family="text">
      <style:text-properties style:font-name="Gill Sans MT_CCJU" style:font-name-asian="Gill Sans MT_CCJU" style:font-name-complex="Gill Sans MT_CCJU"/>
    </style:style>
    <style:style style:name="T7" style:family="text">
      <style:text-properties style:font-name-asian="Gill Sans MT_CCJU" style:font-name-complex="Gill Sans MT_CCJ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1" draw:name="graphics1" text:anchor-type="paragraph" svg:x="1.517cm" svg:y="0.012cm" svg:width="7.983cm" svg:height="2.475cm" draw:z-index="0"><draw:image xlink:href="Pictures/20000001000003E20000010DDBADEE4B.svm" xlink:type="simple" xlink:show="embed" xlink:actuate="onLoad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9"/>
            <text:p text:style-name="P6"/>
            <text:p text:style-name="P12">Caisse de compensation du canton du Valais</text:p>
            <text:p text:style-name="P14">Avenue Pratifori 22, case postale 287, 1951 Sion</text:p>
            <text:p text:style-name="P13"><text:span text:style-name="T1">Tel. 0</text:span><text:a xlink:type="simple" xlink:href="mailto:prestations@ccju.ch"><text:span text:style-name="T5">27 324 91 11, Fax 027 324 91 12</text:span></text:a></text:p>
            <text:p text:style-name="P15">ninfo@avs.vs.ch, www.avs.vs.ch</text:p>
            <text:p text:style-name="P15"/>
            <text:p text:style-name="P16"/>
            <text:p text:style-name="P16"/>
            <text:p text:style-name="P17"/>
            <text:p text:style-name="P1"/>
            <text:p text:style-name="P1"/>
            <text:p text:style-name="P1"/>
            <text:p text:style-name="P8">%=ADRESSE=%</text:p>
          </table:table-cell>
        </table:table-row>
        <table:table-row table:style-name="Table1.2">
          <table:table-cell table:style-name="Table1.A1" office:value-type="string">
            <text:p text:style-name="P3">%=IS_COPIE=%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table:number-columns-spanned="2" office:value-type="string">
            <text:p text:style-name="P4">%=PERSONNE_REF=%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0">%=NOM_COLLABO=% <text:span text:style-name="T6">• </text:span><text:span text:style-name="T7">%=TEL_COLLABO=%%=NREF=%</text:span></text:p>
                </table:table-cell>
                <table:table-cell table:style-name="Tableau1.A1" office:value-type="string">
                  <text:p text:style-name="P11"/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1.499cm" fo:margin-left="2.499cm" fo:margin-right="1.3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07-04T14:34:13</dc:date>
    <meta:editing-cycles>114</meta:editing-cycles>
    <meta:editing-duration>PT3H47M55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8" meta:word-count="38" meta:character-count="237"/>
  </office:meta>
</office:document-meta>
</file>